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G123</text:p>
          </table:table-cell>
          <table:table-cell office:value-type="string" calcext:value-type="string">
            <text:p>Box</text:p>
          </table:table-cell>
          <table:table-cell office:value-type="float" office:value="1857193" calcext:value-type="float">
            <text:p>1857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farnell.com/datasheets/1671614.pdf</text:p>
          </table:table-cell>
        </table:table-row>
        <table:table-row table:style-name="ro1">
          <table:table-cell office:value-type="string" calcext:value-type="string">
            <text:p>MOLEX <text:s/>64320-3311</text:p>
          </table:table-cell>
          <table:table-cell office:value-type="string" calcext:value-type="string">
            <text:p>Connectorrecptcle</text:p>
          </table:table-cell>
          <table:table-cell office:value-type="float" office:value="1830392" calcext:value-type="float">
            <text:p>1830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farnell.com/datasheets/1789416.pdf</text:p>
          </table:table-cell>
        </table:table-row>
        <table:table-row table:style-name="ro1">
          <table:table-cell office:value-type="string" calcext:value-type="string">
            <text:p>MOLEX <text:s/>64320-1311</text:p>
          </table:table-cell>
          <table:table-cell office:value-type="string" calcext:value-type="string">
            <text:p>Connectorrecptcle otherway</text:p>
          </table:table-cell>
          <table:table-cell office:value-type="float" office:value="1830391" calcext:value-type="float">
            <text:p>1830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farnell.com/datasheets/1780493.pdf</text:p>
          </table:table-cell>
        </table:table-row>
        <table:table-row table:style-name="ro1">
          <table:table-cell office:value-type="string" calcext:value-type="string">
            <text:p>MOLEX <text:s/>64320-1301</text:p>
          </table:table-cell>
          <table:table-cell office:value-type="string" calcext:value-type="string">
            <text:p>Connector cap</text:p>
          </table:table-cell>
          <table:table-cell office:value-type="float" office:value="1874145" calcext:value-type="float">
            <text:p>1874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farnell.com/datasheets/1631971.pdf</text:p>
          </table:table-cell>
        </table:table-row>
        <table:table-row table:style-name="ro1">
          <table:table-cell office:value-type="string" calcext:value-type="string">
            <text:p>MOLEX <text:s/>64322-1039 </text:p>
          </table:table-cell>
          <table:table-cell office:value-type="string" calcext:value-type="string">
            <text:p>connector small</text:p>
          </table:table-cell>
          <table:table-cell office:value-type="float" office:value="1830393" calcext:value-type="float">
            <text:p>183039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farnell.com/datasheets/1740916.pdf</text:p>
          </table:table-cell>
        </table:table-row>
        <table:table-row table:style-name="ro1">
          <table:table-cell office:value-type="string" calcext:value-type="string">
            <text:p>MOLEX <text:s/>64322-1029</text:p>
          </table:table-cell>
          <table:table-cell office:value-type="string" calcext:value-type="string">
            <text:p>connector bigger</text:p>
          </table:table-cell>
          <table:table-cell office:value-type="float" office:value="1830394" calcext:value-type="float">
            <text:p>18303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://www.farnell.com/datasheets/1740916.pdf</text:p>
          </table:table-cell>
        </table:table-row>
        <table:table-row table:style-name="ro1">
          <table:table-cell office:value-type="string" calcext:value-type="string">
            <text:p>MOLEX <text:s/>64323-1039 </text:p>
          </table:table-cell>
          <table:table-cell office:value-type="string" calcext:value-type="string">
            <text:p>Connector 1,2mm big</text:p>
          </table:table-cell>
          <table:table-cell office:value-type="float" office:value="2060654" calcext:value-type="float">
            <text:p>20606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www.farnell.com/datasheets/1707499.pdf</text:p>
          </table:table-cell>
        </table:table-row>
        <table:table-row table:style-name="ro1">
          <table:table-cell office:value-type="string" calcext:value-type="string">
            <text:p>MOLEX <text:s/>64325-1023 </text:p>
          </table:table-cell>
          <table:table-cell office:value-type="string" calcext:value-type="string">
            <text:p>cable plug</text:p>
          </table:table-cell>
          <table:table-cell office:value-type="float" office:value="1830396" calcext:value-type="float">
            <text:p>18303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www.farnell.com/datasheets/1631833.pdf</text:p>
          </table:table-cell>
        </table:table-row>
        <table:table-row table:style-name="ro1">
          <table:table-cell office:value-type="string" calcext:value-type="string">
            <text:p>MOLEX <text:s/>64325-1010</text:p>
          </table:table-cell>
          <table:table-cell office:value-type="string" calcext:value-type="string">
            <text:p>cable plug</text:p>
          </table:table-cell>
          <table:table-cell office:value-type="float" office:value="2396286" calcext:value-type="float">
            <text:p>23962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www.farnell.com/cad/695604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1:31:04.012717015</meta:creation-date>
    <meta:generator>LibreOffice/4.2.8.2$Linux_X86_64 LibreOffice_project/420m0$Build-2</meta:generator>
    <dc:date>2015-08-03T12:20:34.603318700</dc:date>
    <meta:editing-duration>P0D</meta:editing-duration>
    <meta:editing-cycles>1</meta:editing-cycles>
    <meta:document-statistic meta:table-count="1" meta:cell-count="50" meta:object-count="0"/>
  </office:meta>
</office:document-meta>
</file>